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office:automatic-styles>
  <office:body>
    <office:text text:use-soft-page-breaks="true">
      <text:tracked-changes text:track-changes="false">
        <text:changed-region xml:id="ct89192768" text:id="ct89192768">
          <text:insertion>
            <office:change-info>
              <dc:creator>Gandzia Gandzia</dc:creator>
              <dc:date>2017-08-02T19:47:59</dc:date>
            </office:change-info>
          </text:insertion>
        </text:changed-region>
        <text:changed-region xml:id="ct89194176" text:id="ct89194176">
          <text:insertion>
            <office:change-info>
              <dc:creator>Gandzia Gandzia</dc:creator>
              <dc:date>2017-08-02T19:48:03</dc:date>
            </office:change-info>
          </text:insertion>
        </text:changed-region>
        <text:changed-region xml:id="ct89195792" text:id="ct89195792">
          <text:deletion>
            <office:change-info>
              <dc:creator>Gandzia Gandzia</dc:creator>
              <dc:date>2017-08-02T19:46:27</dc:date>
            </office:change-info>
            <text:p text:style-name="P1"><text:s/></text:p>
          </text:deletion>
        </text:changed-region>
        <text:changed-region xml:id="ct89197168" text:id="ct89197168">
          <text:insertion>
            <office:change-info>
              <dc:creator>Gandzia Gandzia</dc:creator>
              <dc:date>2017-08-02T19:46:31</dc:date>
            </office:change-info>
          </text:insertion>
        </text:changed-region>
        <text:changed-region xml:id="ct88974416" text:id="ct88974416">
          <text:insertion>
            <office:change-info>
              <dc:creator>Gandzia Gandzia</dc:creator>
              <dc:date>2017-08-02T19:48:26</dc:date>
            </office:change-info>
          </text:insertion>
        </text:changed-region>
        <text:changed-region xml:id="ct89007696" text:id="ct89007696">
          <text:deletion>
            <office:change-info>
              <dc:creator>Gandzia Gandzia</dc:creator>
              <dc:date>2017-08-02T19:48:26</dc:date>
            </office:change-info>
            <text:p text:style-name="P1"><text:s/>na Crystal Empire</text:p>
          </text:deletion>
        </text:changed-region>
        <text:changed-region xml:id="ct89207840" text:id="ct89207840">
          <text:insertion>
            <office:change-info>
              <dc:creator>Gandzia Gandzia</dc:creator>
              <dc:date>2017-08-02T19:48:58</dc:date>
            </office:change-info>
          </text:insertion>
        </text:changed-region>
        <text:changed-region xml:id="ct89209456" text:id="ct89209456">
          <text:deletion>
            <office:change-info>
              <dc:creator>Gandzia Gandzia</dc:creator>
              <dc:date>2017-08-02T19:49:02</dc:date>
            </office:change-info>
            <text:p text:style-name="P1"><text:s/></text:p>
          </text:deletion>
        </text:changed-region>
        <text:changed-region xml:id="ct89216800" text:id="ct89216800">
          <text:insertion>
            <office:change-info>
              <dc:creator>Gandzia Gandzia</dc:creator>
              <dc:date>2017-08-02T19:49:32</dc:date>
            </office:change-info>
          </text:insertion>
        </text:changed-region>
        <text:changed-region xml:id="ct89199776" text:id="ct89199776">
          <text:insertion>
            <office:change-info>
              <dc:creator>Gandzia Gandzia</dc:creator>
              <dc:date>2017-08-02T19:49:32</dc:date>
            </office:change-info>
          </text:insertion>
        </text:changed-region>
        <text:changed-region xml:id="ct89218176" text:id="ct89218176">
          <text:deletion>
            <office:change-info>
              <dc:creator>Gandzia Gandzia</dc:creator>
              <dc:date>2017-08-02T19:49:32</dc:date>
            </office:change-info>
            <text:p text:style-name="P1"><text:s/>dość mroczny</text:p>
          </text:deletion>
        </text:changed-region>
        <text:changed-region xml:id="ct89219616" text:id="ct89219616">
          <text:insertion>
            <office:change-info>
              <dc:creator>Gandzia Gandzia</dc:creator>
              <dc:date>2017-08-02T19:49:47</dc:date>
            </office:change-info>
          </text:insertion>
        </text:changed-region>
        <text:changed-region xml:id="ct89220480" text:id="ct89220480">
          <text:deletion>
            <office:change-info>
              <dc:creator>Gandzia Gandzia</dc:creator>
              <dc:date>2017-08-02T19:49:47</dc:date>
            </office:change-info>
            <text:p text:style-name="P1">a</text:p>
          </text:deletion>
        </text:changed-region>
        <text:changed-region xml:id="ct89222096" text:id="ct89222096">
          <text:deletion>
            <office:change-info>
              <dc:creator>Gandzia Gandzia</dc:creator>
              <dc:date>2017-08-02T19:50:15</dc:date>
            </office:change-info>
            <text:p text:style-name="P1">-</text:p>
          </text:deletion>
        </text:changed-region>
        <text:changed-region xml:id="ct89223504" text:id="ct89223504">
          <text:insertion>
            <office:change-info>
              <dc:creator>Gandzia Gandzia</dc:creator>
              <dc:date>2017-08-02T19:50:19</dc:date>
            </office:change-info>
          </text:insertion>
        </text:changed-region>
        <text:changed-region xml:id="ct89224880" text:id="ct89224880">
          <text:insertion>
            <office:change-info>
              <dc:creator>Gandzia Gandzia</dc:creator>
              <dc:date>2017-08-02T19:50:29</dc:date>
            </office:change-info>
          </text:insertion>
        </text:changed-region>
        <text:changed-region xml:id="ct89228240" text:id="ct89228240">
          <text:insertion>
            <office:change-info>
              <dc:creator>Gandzia Gandzia</dc:creator>
              <dc:date>2017-08-02T19:50:45</dc:date>
            </office:change-info>
          </text:insertion>
        </text:changed-region>
        <text:changed-region xml:id="ct89229312" text:id="ct89229312">
          <text:deletion>
            <office:change-info>
              <dc:creator>Gandzia Gandzia</dc:creator>
              <dc:date>2017-08-02T19:50:45</dc:date>
            </office:change-info>
            <text:p text:style-name="P1">s</text:p>
          </text:deletion>
        </text:changed-region>
        <text:changed-region xml:id="ct89230688" text:id="ct89230688">
          <text:insertion>
            <office:change-info>
              <dc:creator>Gandzia Gandzia</dc:creator>
              <dc:date>2017-08-02T19:50:49</dc:date>
            </office:change-info>
          </text:insertion>
        </text:changed-region>
        <text:changed-region xml:id="ct89232064" text:id="ct89232064">
          <text:insertion>
            <office:change-info>
              <dc:creator>Gandzia Gandzia</dc:creator>
              <dc:date>2017-08-02T19:51:19</dc:date>
            </office:change-info>
          </text:insertion>
        </text:changed-region>
        <text:changed-region xml:id="ct89232896" text:id="ct89232896">
          <text:deletion>
            <office:change-info>
              <dc:creator>Gandzia Gandzia</dc:creator>
              <dc:date>2017-08-02T19:51:19</dc:date>
            </office:change-info>
            <text:p text:style-name="P1">ą</text:p>
          </text:deletion>
        </text:changed-region>
        <text:changed-region xml:id="ct89240400" text:id="ct89240400">
          <text:insertion>
            <office:change-info>
              <dc:creator>Gandzia Gandzia</dc:creator>
              <dc:date>2017-08-02T19:51:47</dc:date>
            </office:change-info>
          </text:insertion>
        </text:changed-region>
        <text:changed-region xml:id="ct89241408" text:id="ct89241408">
          <text:deletion>
            <office:change-info>
              <dc:creator>Gandzia Gandzia</dc:creator>
              <dc:date>2017-08-02T19:51:47</dc:date>
            </office:change-info>
            <text:p text:style-name="P1">g</text:p>
          </text:deletion>
        </text:changed-region>
        <text:changed-region xml:id="ct89242784" text:id="ct89242784">
          <text:insertion>
            <office:change-info>
              <dc:creator>Gandzia Gandzia</dc:creator>
              <dc:date>2017-08-02T19:52:03</dc:date>
            </office:change-info>
          </text:insertion>
        </text:changed-region>
        <text:changed-region xml:id="ct89244192" text:id="ct89244192">
          <text:deletion>
            <office:change-info>
              <dc:creator>Gandzia Gandzia</dc:creator>
              <dc:date>2017-08-02T19:52:13</dc:date>
            </office:change-info>
            <text:p text:style-name="P1"><text:s/>(poza tym )</text:p>
          </text:deletion>
        </text:changed-region>
        <text:changed-region xml:id="ct89245568" text:id="ct89245568">
          <text:insertion>
            <office:change-info>
              <dc:creator>Gandzia Gandzia</dc:creator>
              <dc:date>2017-08-02T19:52:29</dc:date>
            </office:change-info>
          </text:insertion>
        </text:changed-region>
        <text:changed-region xml:id="ct89246368" text:id="ct89246368">
          <text:deletion>
            <office:change-info>
              <dc:creator>Gandzia Gandzia</dc:creator>
              <dc:date>2017-08-02T19:52:29</dc:date>
            </office:change-info>
            <text:p text:style-name="P1">skąp likowany</text:p>
          </text:deletion>
        </text:changed-region>
        <text:changed-region xml:id="ct89249808" text:id="ct89249808">
          <text:insertion>
            <office:change-info>
              <dc:creator>Gandzia Gandzia</dc:creator>
              <dc:date>2017-08-02T19:53:12</dc:date>
            </office:change-info>
          </text:insertion>
        </text:changed-region>
        <text:changed-region xml:id="ct89252560" text:id="ct89252560">
          <text:deletion>
            <office:change-info>
              <dc:creator>Gandzia Gandzia</dc:creator>
              <dc:date>2017-08-02T19:53:31</dc:date>
            </office:change-info>
            <text:p text:style-name="P1"><text:s/>zdać</text:p>
          </text:deletion>
        </text:changed-region>
        <text:changed-region xml:id="ct89255424" text:id="ct89255424">
          <text:insertion>
            <office:change-info>
              <dc:creator>Gandzia Gandzia</dc:creator>
              <dc:date>2017-08-02T19:53:39</dc:date>
            </office:change-info>
          </text:insertion>
        </text:changed-region>
        <text:changed-region xml:id="ct89256864" text:id="ct89256864">
          <text:deletion>
            <office:change-info>
              <dc:creator>Gandzia Gandzia</dc:creator>
              <dc:date>2017-08-02T19:53:50</dc:date>
            </office:change-info>
            <text:p text:style-name="P1">ch</text:p>
          </text:deletion>
        </text:changed-region>
        <text:changed-region xml:id="ct89258480" text:id="ct89258480">
          <text:insertion>
            <office:change-info>
              <dc:creator>Gandzia Gandzia</dc:creator>
              <dc:date>2017-08-02T19:54:00</dc:date>
            </office:change-info>
          </text:insertion>
        </text:changed-region>
        <text:changed-region xml:id="ct89228464" text:id="ct89228464">
          <text:insertion>
            <office:change-info>
              <dc:creator>Gandzia Gandzia</dc:creator>
              <dc:date>2017-08-02T19:54:41</dc:date>
            </office:change-info>
          </text:insertion>
        </text:changed-region>
        <text:changed-region xml:id="ct89264976" text:id="ct89264976">
          <text:deletion>
            <office:change-info>
              <dc:creator>Gandzia Gandzia</dc:creator>
              <dc:date>2017-08-02T19:54:47</dc:date>
            </office:change-info>
            <text:p text:style-name="P1"><text:s/>o tym</text:p>
          </text:deletion>
        </text:changed-region>
        <text:changed-region xml:id="ct89266880" text:id="ct89266880">
          <text:deletion>
            <office:change-info>
              <dc:creator>Gandzia Gandzia</dc:creator>
              <dc:date>2017-08-02T19:54:41</dc:date>
            </office:change-info>
            <text:p text:style-name="P1"><text:s/>wszystkie gazety w Equestrii</text:p>
          </text:deletion>
        </text:changed-region>
        <text:changed-region xml:id="ct89268720" text:id="ct89268720">
          <text:insertion>
            <office:change-info>
              <dc:creator>Gandzia Gandzia</dc:creator>
              <dc:date>2017-08-02T19:54:47</dc:date>
            </office:change-info>
          </text:insertion>
        </text:changed-region>
        <text:changed-region xml:id="ct89268496" text:id="ct89268496">
          <text:insertion>
            <office:change-info>
              <dc:creator>Gandzia Gandzia</dc:creator>
              <dc:date>2017-08-02T19:55:03</dc:date>
            </office:change-info>
          </text:insertion>
        </text:changed-region>
        <text:changed-region xml:id="ct89270672" text:id="ct89270672">
          <text:deletion>
            <office:change-info>
              <dc:creator>Gandzia Gandzia</dc:creator>
              <dc:date>2017-08-02T19:55:03</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ay Picture</text:p>
      <text:p text:style-name="P2"><text:s/></text:p>
      <text:p text:style-name="P2">Najgorsze w serialu</text:p>
      <text:p text:style-name="P1"><text:s/></text:p>
      <text:p text:style-name="P1">Przez większość czasu oglądanie <text:change-start text:change-id="ct89192768"/>“<text:change-end text:change-id="ct89192768"/>My Little Pony<text:change-start text:change-id="ct89194176"/>”<text:change-end text:change-id="ct89194176"/> jest dla mnie przyjemnością. Jednak nie<text:change text:change-id="ct89195792"/>raz zdarzyło się, że widząc<text:change-start text:change-id="ct89197168"/>,<text:change-end text:change-id="ct89197168"/> co się dzieje na ekranie, zaczęłam się zastanawiać, co kierowało twórcami, gdy <text:s/>umieszczali w serialu niektóre rzeczy.</text:p>
      <text:p text:style-name="P1"><text:s/></text:p>
      <text:p text:style-name="P1">Royal baby</text:p>
      <text:p text:style-name="P1"><text:s/></text:p>
      <text:p text:style-name="P1">W tym źrebięciu nie podoba mi się absolutnie wszystko, zaczynając od imienia i zwyczajnie brzydkiego wyglądu. Odcinki z nią są wyjątkowo irytujące, jak zresztą większość epizodów, w których jakąś większą rolę odgrywają dzieci. Flurry jest jednak znacznie bardziej wnerwiająca od pozostałych źrebaków, ponieważ ma niesamowicie potężne moce. To przecież tylko źrebię, dlaczego więc ma umieć zmusić do lewitacji wszystkie rzeczy w pomieszczeniu czy sprowadzić<text:change-start text:change-id="ct88974416"/> na Crystal Empire<text:change-end text:change-id="ct88974416"/> taką zimę<text:change text:change-id="ct89007696"/>, jaką widuje się tylko na północy Westeros? Wiem, wiem, można powiedzieć, że to dlatego, iż Flurry Heart jest alikornem. Ale nie sądzę, że jest to wystarczająco dobre wyjaśnienie. Przecież żaden z dorosłych alikornów, w tym sama Celestia czy Luna, nie potrafi dokonać takich potężnych rzeczy (lub ewentualnie potrzebuje do tego jakiegoś pradawnego artefaktu).</text:p>
      <text:p text:style-name="P1"><text:s/></text:p>
      <text:p text:style-name="P1">Oprócz tego, narodziny Flurry Heart pokazały, że alikornem można się tak po prostu urodzić. Osłabiło to wrażenie, jakby alikorny miały być wyjątkową i elitarną rasą. <text:s/>Wcześniej byłam pewna, że żeby nim zostać<text:change-start text:change-id="ct89207840"/>,<text:change-end text:change-id="ct89207840"/> potrzebna jest co najmniej potężna magia.<text:change text:change-id="ct89209456"/> Jeszcze jakby oboje jej rodzice mieli dostępny tylko dla wybranych zestaw róg plus skrzydła… Ale nie, Shining Armor jest tylko zwykłym jednorożcem (zresztą Kredens też nie jest jakoś szczególnie potężnym alikornem).</text:p>
      <text:p text:style-name="P1"><text:s/></text:p>
      <text:p text:style-name="P1">Tęczowe podmieńce</text:p>
      <text:p text:style-name="P1"><text:s/></text:p>
      <text:p text:style-name="P1">Lubiłam te stare podmieńce. Miały<text:change-start text:change-id="ct89216800"/> dość mroczny<text:change-end text:change-id="ct89216800"/> wygląd<text:change-start text:change-id="ct89199776"/>,<text:change-end text:change-id="ct89199776"/><text:change text:change-id="ct89218176"/> jak na bajkę dla małych dzieci, wszystkie były mniej-więcej identyczne i ślepo podążały za swoją królową. Idealne sługusy czarnego charakteru. Ich umiejętność przybierania wyglądu innego kucyka była wprost genialna i według mnie dawała duże możliwości do tworzenia naprawdę ciekawych odcinków. Wiem, że cały t<text:change-start text:change-id="ct89219616"/>e<text:change-end text:change-id="ct89219616"/><text:change text:change-id="ct89220480"/>n serial opiera się w dużej mierze na tym, że magiczna siła przyjaźni jest w stanie zmienić i naprawić dosłownie wszystko. Mimo to uważam, że jak już podmieńce musiały być zmienione w te dobre, tęczowe jelenio<text:change text:change-id="ct89222096"/>podobne stwory (tak<text:change-start text:change-id="ct89223504"/>,<text:change-end text:change-id="ct89223504"/> zostałam już uświadomiona, że to tak właściwie nie są jelenie, tylko jakieś żuki)<text:change-start text:change-id="ct89224880"/>,<text:change-end text:change-id="ct89224880"/> to twórcy mogli najpierw zrobić jeszcze kilka odcinków ze złymi odmieńcami.</text:p>
      <text:p text:style-name="P1"><text:s/></text:p>
      <text:p text:style-name="P1">Całe szczęście, że Chrysalis nie zmieniła się w dobrą postać. Tak właściwie to do odcinka „To Where and Back Again” można sądzić, że nie jest ona tak naprawdę zła. Owszem, zniewala Shining Armora i zamyka w jaskini Cadan<text:change-start text:change-id="ct89228240"/>c<text:change-end text:change-id="ct89228240"/><text:change text:change-id="ct89229312"/>e i Twilight oraz zarządza atakiem na Canterlot, ale przecież robi to<text:change-start text:change-id="ct89230688"/>,<text:change-end text:change-id="ct89230688"/> żeby wyżywić swoich poddanych. Z perspektywy podmieńców jest dobrą władczynią, która dba o swój lud. Ale to tylko zakładając, że nie wiedziała, iż podmieńce mogą się żywić miłością wytwarzaną przez nich samych. Jeżeli wiedziała (a biorąc pod uwagę złożoność uknutego przez nią planu przejęcia Canterlot, można przypuszczać, że Chrysalis jest na tyle inteligentna, żeby to wiedzieć), ale mimo to nie przekazała tej wiedzy swoim poddanym, to nie tylko oznacza, że od początku była prawdziwie zła, ale też to, że jest największym złodupcem ze wszystkich dotąd pokazanych w MLP:FiM. Kończę już t<text:change-start text:change-id="ct89232064"/>ę<text:change-end text:change-id="ct89232064"/><text:change text:change-id="ct89232896"/> przydługą dygresję i wracam do głównego tematu.</text:p>
      <text:p text:style-name="P1"><text:s/></text:p>
      <text:p text:style-name="P1">Bo to zły ogier był</text:p>
      <text:p text:style-name="P1"><text:s/></text:p>
      <text:p text:style-name="P1">A skoro już o czarnych charakterach mowa, to uważam, że Sombra jest najgorzej wykreowaną złą postacią w MLP:FiM. Wypowiada się dwa, może trzy razy, a i tak te jego kwestie nie są specjalnie elokwentne, tylko zawsze składają się z zaledwie kilku wysyczanych słów. Poza tym przez większość czasu tylko ryczy, syczy, charkocze i wdaje inne ciężkie <text:change-start text:change-id="ct89240400"/>d<text:change-end text:change-id="ct89240400"/><text:change text:change-id="ct89241408"/>o jednoznacznego określenia dźwięki. Jedyne<text:change-start text:change-id="ct89242784"/>,<text:change-end text:change-id="ct89242784"/> co tak naprawdę o nim wiemy<text:change text:change-id="ct89244192"/>, to że kiedyś był inteligentny. Głupi kuc raczej nie ukryłby Kryształowego Serca w tak <text:change-start text:change-id="ct89245568"/>slomplikowany<text:change-end text:change-id="ct89245568"/><text:change text:change-id="ct89246368"/> sposób ani nie zniewoliłby całego królestwa. Po jego powrocie musiał stracić tę swoją inteligencję, bo w jego próbach ponownego przejęcia Crystal Empire zdecydowanie brakuje jakiejkolwiek finezji czy przemyślenia planu działania. Może to skutek uboczny tysiącletniego zamknięcia w lodzie.</text:p>
      <text:p text:style-name="P1"><text:s/></text:p>
      <text:p text:style-name="P1">W tym miejscu pozwolę sobie na kolejne drobne odejście od zasadniczego tematu. Przed pisaniem tego artykułu jeszcze raz obejrzałam pierwszy i drugi odcinek sezonu trzeciego i naszła mnie pewna myśl. A może w tym odcinku w ogóle nie ma Sombry? Już wyjaśniam. Na samym początku odcinka Celestia opowiada<text:change-start text:change-id="ct89249808"/>,<text:change-end text:change-id="ct89249808"/> jak tysiąc lat temu (a tak właściwie to czemu te wszystkie epickie rzeczy działy się akurat wtedy?) Sombra przejął Crystal Empire oraz że to Księżniczki go pokonały. Widzimy też, że Celestia potrafi używać takiej samej mrocznej magii jak Sombra. Następnie Celestia wysyła Twilight, żeby w ramach <text:span text:style-name="T1">testu</text:span> znalazła sposób na jego pokonanie oraz mówi jej, że jest pewna, że ta da radę<text:change text:change-id="ct89252560"/> tego dokonać. Do tego do pomocy daje jej niezbyt udanego alikorna<text:change-start text:change-id="ct89255424"/>,<text:change-end text:change-id="ct89255424"/> jakim jest Kredens. <text:s/>Rodzi się pytanie, czemu miałaby ona wysyłać swoją uczennicę na tego rodzaju test? Czemu powierza los Equestrii w jej kopyta<text:change text:change-id="ct89256864"/>, skoro wraz z Luną mogłyby powstrzymać Sombrę? Albo Księżniczki przez lata osłabły i nie mogłyby pokonać tego przeciwnika, albo całość faktycznie była tylko testem, udawanym niebezpieczeństwem, sprytnie przygotowanym przez Celestię, żeby sprawdzić<text:change-start text:change-id="ct89258480"/>,<text:change-end text:change-id="ct89258480"/> czy jej uczennica jest już gotowa na następującą pod koniec sezonu zmianę w alikorna.</text:p>
      <text:p text:style-name="P1"><text:s/></text:p>
      <text:p text:style-name="P1">Kuce nie są zbyt przywiązane do rodziny</text:p>
      <text:p text:style-name="P1"><text:soft-page-break/><text:s/></text:p>
      <text:p text:style-name="P1">Od razu zaznaczę, że lubię, jak w serialu pojawiają się nowe postacie, rodziny znanych już kucyków. Problemem natomiast jest to, w jaki sposób są one dodawane. Nagle jest wrzucany jakiś członek bliskiej rodziny, z którym dany kucyk ma być mocno związany, ale jednocześnie nigdy wcześniej nie było o nim nawet najmniejszego wspomnienia. Mówię tu na przykład o ukochanym braciszku Twi, którego przecież ona ma tak kochać, tak być z nim blisko, ale jednocześnie nie wiedziała, że on się w ogóle oświadczył (i to z księżniczką! przecież<text:change-start text:change-id="ct89228464"/> wszystkie gazety w Equestrii<text:change-end text:change-id="ct89228464"/><text:change text:change-id="ct89264976"/><text:change text:change-id="ct89266880"/> powinny<text:change-start text:change-id="ct89268720"/> o tym<text:change-end text:change-id="ct89268720"/> pisać)<text:change-start text:change-id="ct89268496"/>,<text:change-end text:change-id="ct89268496"/><text:change text:change-id="ct89270672"/> o rodzicach Fluttershy czy tym dodatkowym rodzeństwie Pinkie (Internet podpowiada, że nazywają się one Limestone i Marble Pie).</text:p>
      <text:p text:style-name="P1"><text:s/></text:p>
      <text:p text:style-name="P1">W opozycji do wyżej podanych przykładów są rodzice Rainbow Dash. Owszem, wcześniej nie wspomina ona o swoich rodzicach ani razu, ale jak się dowiadujemy z odcinka, jej relacje z nimi są dość specyficzne. Wobec czego wydaje się zrozumiałym, że ich nie odwiedza, nie pisze do nich zbyt często, czy nawet o nich nie wspomina w rozmowie.</text:p>
      <text:p text:style-name="P1"><text:s/></text:p>
      <text:p text:style-name="P1">Grafiki:</text:p>
      <text:p text:style-name="P1"><text:a xlink:type="simple" xlink:href="http://img06.deviantart.net/68a9/i/2017/208/6/5/too_soon_by_pony_berserker-dbhu4wq.png" text:style-name="Internet_20_link" text:visited-style-name="Visited_20_Internet_20_Link"><text:span text:style-name="T2">http://img06.deviantart.net/68a9/i/2017/208/6/5/too_soon_by_pony_berserker-dbhu4wq.png</text:span></text:a> &lt;banner</text:p>
      <text:p text:style-name="P1"><text:a xlink:type="simple" xlink:href="http://pony-berserker.deviantart.com/art/Too-Soon-695087450" text:style-name="Internet_20_link" text:visited-style-name="Visited_20_Internet_20_Link"><text:span text:style-name="T2">http://pony-berserker.deviantart.com/art/Too-Soon-695087450</text:span></text:a> &lt;źródło</text:p>
      <text:p text:style-name="P1"><text:s/></text:p>
      <text:p text:style-name="P1"><text:a xlink:type="simple" xlink:href="http://pre01.deviantart.net/b29b/th/pre/i/2017/189/b/f/villains_sticker__2___sombra_by_twisted_sketch-dbfmcku.png" text:style-name="Internet_20_link" text:visited-style-name="Visited_20_Internet_20_Link"><text:span text:style-name="T2">http://pre01.deviantart.net/b29b/th/pre/i/2017/189/b/f/villains_sticker__2___sombra_by_twisted_sketch-dbfmcku.png</text:span></text:a></text:p>
      <text:p text:style-name="P1"><text:a xlink:type="simple" xlink:href="http://www.deviantart.com/art/Villains-Sticker-2-Sombra-691364910" text:style-name="Internet_20_link" text:visited-style-name="Visited_20_Internet_20_Link"><text:span text:style-name="T2">http://www.deviantart.com/art/Villains-Sticker-2-Sombra-691364910</text:span></text:a> &lt;źródł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6" meta:word-count="992" meta:character-count="6800" meta:non-whitespace-character-count="5809"/>
    <meta:generator>LibreOfficeDev/5.1.0.3$Linux_X86_64 LibreOffice_project/</meta:generator>
  </office:meta>
</office:document-meta>
</file>